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2cm" fo:min-width="1.309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ff0000" draw:fill="solid" draw:fill-color="#0000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2.81cm" svg:height="1.191cm" svg:x="14.81cm" svg:y="2.332cm">
            <text:p text:style-name="P1"><text:span text:style-name="T1">OpenLCB</text:span></text:p>
            <text:p text:style-name="P1"><text:span text:style-name="T1">Train</text:span></text:p>
          </draw:rect>
          <draw:rect draw:style-name="gr1" draw:text-style-name="P2" draw:layer="layout" svg:width="2.595cm" svg:height="1.405cm" svg:x="2.81cm" svg:y="2.285cm">
            <text:p text:style-name="P1"><text:span text:style-name="T1">OpenLCB</text:span></text:p>
            <text:p text:style-name="P1"><text:span text:style-name="T1">Throttle</text:span></text:p>
          </draw:rect>
          <draw:custom-shape draw:style-name="gr2" draw:text-style-name="P1" draw:layer="layout" svg:width="9.428cm" svg:height="0.286cm" svg:x="5.405cm" svg:y="2.90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3.558cm" svg:height="0.806cm" svg:x="8.548cm" svg:y="3.213cm">
            <draw:text-box>
              <text:p><text:span text:style-name="T1">Train Protocol</text:span></text:p>
            </draw:text-box>
          </draw:frame>
          <draw:frame draw:style-name="gr3" draw:text-style-name="P3" draw:layer="layout" svg:width="3.77cm" svg:height="0.806cm" svg:x="1cm" svg:y="1cm">
            <draw:text-box>
              <text:p><text:span text:style-name="T1">1) Native Case</text:span></text:p>
            </draw:text-box>
          </draw:frame>
        </draw:g>
        <draw:g>
          <draw:rect draw:style-name="gr1" draw:text-style-name="P2" draw:layer="layout" svg:width="2.81cm" svg:height="1.191cm" svg:x="13.62cm" svg:y="5.975cm">
            <text:p text:style-name="P1"><text:span text:style-name="T1">OpenLCB</text:span></text:p>
            <text:p text:style-name="P1"><text:span text:style-name="T1">CS</text:span></text:p>
          </draw:rect>
          <draw:rect draw:style-name="gr1" draw:text-style-name="P2" draw:layer="layout" svg:width="2.595cm" svg:height="1.405cm" svg:x="2.81cm" svg:y="5.857cm">
            <text:p text:style-name="P1"><text:span text:style-name="T1">OpenLCB</text:span></text:p>
            <text:p text:style-name="P1"><text:span text:style-name="T1">Throtle</text:span></text:p>
          </draw:rect>
          <draw:custom-shape draw:style-name="gr2" draw:text-style-name="P1" draw:layer="layout" svg:width="8.214cm" svg:height="0.286cm" svg:x="5.405cm" svg:y="6.47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3.558cm" svg:height="0.806cm" svg:x="8.548cm" svg:y="6.785cm">
            <draw:text-box>
              <text:p><text:span text:style-name="T1">Train Protocol</text:span></text:p>
            </draw:text-box>
          </draw:frame>
          <draw:frame draw:style-name="gr3" draw:text-style-name="P3" draw:layer="layout" svg:width="10.306cm" svg:height="0.806cm" svg:x="1cm" svg:y="4.572cm">
            <draw:text-box>
              <text:p><text:span text:style-name="T1">2) DCC Loco via dedicated command station</text:span></text:p>
            </draw:text-box>
          </draw:frame>
          <draw:rect draw:style-name="gr1" draw:text-style-name="P2" draw:layer="layout" svg:width="1.428cm" svg:height="1cm" svg:x="18.858cm" svg:y="6.023cm">
            <text:p text:style-name="P1"><text:span text:style-name="T1">DCC</text:span></text:p>
            <text:p text:style-name="P1"><text:span text:style-name="T1">Loco</text:span></text:p>
          </draw:rect>
          <draw:line draw:style-name="gr4" draw:text-style-name="P2" draw:layer="layout" svg:x1="16.453cm" svg:y1="6.5cm" svg:x2="18.881cm" svg:y2="6.5cm">
            <text:p/>
          </draw:line>
          <draw:frame draw:style-name="gr3" draw:text-style-name="P3" draw:layer="layout" svg:width="1.573cm" svg:height="0.806cm" svg:x="16.834cm" svg:y="6.714cm">
            <draw:text-box>
              <text:p><text:span text:style-name="T1">DCC</text:span></text:p>
            </draw:text-box>
          </draw:frame>
        </draw:g>
        <draw:g>
          <draw:frame draw:style-name="gr3" draw:text-style-name="P3" draw:layer="layout" svg:width="11.238cm" svg:height="0.806cm" svg:x="1cm" svg:y="7.543cm">
            <draw:text-box>
              <text:p><text:span text:style-name="T1">3) DCC Loco via legacy vendor command station</text:span></text:p>
            </draw:text-box>
          </draw:frame>
          <draw:g>
            <draw:rect draw:style-name="gr1" draw:text-style-name="P2" draw:layer="layout" svg:width="2.81cm" svg:height="1.191cm" svg:x="10.714cm" svg:y="8.946cm">
              <text:p text:style-name="P1"><text:span text:style-name="T1">OpenLCB</text:span></text:p>
              <text:p text:style-name="P1"><text:span text:style-name="T1">Adapter</text:span></text:p>
            </draw:rect>
            <draw:rect draw:style-name="gr1" draw:text-style-name="P2" draw:layer="layout" svg:width="2.595cm" svg:height="1.405cm" svg:x="2.81cm" svg:y="8.828cm">
              <text:p text:style-name="P1"><text:span text:style-name="T1">OpenLCB</text:span></text:p>
              <text:p text:style-name="P1"><text:span text:style-name="T1">Throttle</text:span></text:p>
            </draw:rect>
            <draw:custom-shape draw:style-name="gr2" draw:text-style-name="P1" draw:layer="layout" svg:width="5.286cm" svg:height="0.286cm" svg:x="5.405cm" svg:y="9.447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style-name="gr3" draw:text-style-name="P3" draw:layer="layout" svg:width="3.558cm" svg:height="0.806cm" svg:x="6.405cm" svg:y="9.756cm">
              <draw:text-box>
                <text:p><text:span text:style-name="T1">Train Protocol</text:span></text:p>
              </draw:text-box>
            </draw:frame>
            <draw:rect draw:style-name="gr1" draw:text-style-name="P2" draw:layer="layout" svg:width="1.428cm" svg:height="1cm" svg:x="18.858cm" svg:y="8.994cm">
              <text:p text:style-name="P1"><text:span text:style-name="T1">DCC</text:span></text:p>
              <text:p text:style-name="P1"><text:span text:style-name="T1">Loco</text:span></text:p>
            </draw:rect>
            <draw:line draw:style-name="gr4" draw:text-style-name="P2" draw:layer="layout" svg:x1="17.31cm" svg:y1="9.494cm" svg:x2="18.881cm" svg:y2="9.471cm">
              <text:p/>
            </draw:line>
            <draw:frame draw:style-name="gr5" draw:text-style-name="P3" draw:layer="layout" svg:width="1.809cm" svg:height="0.922cm" svg:x="17.405cm" svg:y="9.565cm">
              <draw:text-box>
                <text:p><text:span text:style-name="T1">DCC</text:span></text:p>
              </draw:text-box>
            </draw:frame>
            <draw:rect draw:style-name="gr1" draw:text-style-name="P2" draw:layer="layout" svg:width="1.666cm" svg:height="1.192cm" svg:x="15.62cm" svg:y="8.945cm">
              <text:p text:style-name="P1"><text:span text:style-name="T1">Vendor</text:span></text:p>
              <text:p text:style-name="P1"><text:span text:style-name="T1">CS</text:span></text:p>
            </draw:rect>
            <draw:line draw:style-name="gr6" draw:text-style-name="P2" draw:layer="layout" svg:x1="13.548cm" svg:y1="9.518cm" svg:x2="15.619cm" svg:y2="9.518cm">
              <text:p/>
            </draw:line>
            <draw:frame draw:style-name="gr3" draw:text-style-name="P3" draw:layer="layout" svg:width="2.068cm" svg:height="1.361cm" svg:x="13.643cm" svg:y="9.85cm">
              <draw:text-box>
                <text:p><text:span text:style-name="T1">Vendor</text:span></text:p>
                <text:p><text:span text:style-name="T1">Spec'd</text:span></text:p>
              </draw:text-box>
            </draw:frame>
            <draw:custom-shape draw:style-name="gr7" draw:text-style-name="P2" draw:layer="layout" svg:width="0.357cm" svg:height="0.333cm" svg:x="10.858cm" svg:y="9.613cm">
              <text:p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draw:g>
        </draw:g>
        <draw:custom-shape draw:style-name="gr7" draw:text-style-name="P2" draw:layer="layout" svg:width="0.357cm" svg:height="0.333cm" svg:x="13.928cm" svg:y="7.642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2" draw:layer="layout" svg:width="0.357cm" svg:height="0.333cm" svg:x="14.976cm" svg:y="3.618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2" draw:layer="layout" svg:width="0.357cm" svg:height="0.333cm" svg:x="14.976cm" svg:y="3.618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>
          <draw:frame draw:style-name="gr3" draw:text-style-name="P3" draw:layer="layout" svg:width="2.314cm" svg:height="1.361cm" svg:x="12.524cm" svg:y="13.646cm">
            <draw:text-box>
              <text:p><text:span text:style-name="T1">CS</text:span></text:p>
              <text:p><text:span text:style-name="T1">Protocol</text:span></text:p>
            </draw:text-box>
          </draw:frame>
          <draw:g>
            <draw:custom-shape draw:style-name="gr7" draw:text-style-name="P2" draw:layer="layout" svg:width="0.357cm" svg:height="0.333cm" svg:x="9.976cm" svg:y="13.217cm">
              <text:p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rect draw:style-name="gr1" draw:text-style-name="P2" draw:layer="layout" svg:width="2.81cm" svg:height="1.191cm" svg:x="14.049cm" svg:y="12.363cm">
              <text:p text:style-name="P1"><text:span text:style-name="T1">OpenLCB</text:span></text:p>
              <text:p text:style-name="P1"><text:span text:style-name="T1">CS</text:span></text:p>
            </draw:rect>
            <draw:rect draw:style-name="gr1" draw:text-style-name="P2" draw:layer="layout" svg:width="2.595cm" svg:height="1.405cm" svg:x="2.81cm" svg:y="12.268cm">
              <text:p text:style-name="P1"><text:span text:style-name="T1">OpenLCB</text:span></text:p>
              <text:p text:style-name="P1"><text:span text:style-name="T1">Throttle</text:span></text:p>
            </draw:rect>
            <draw:custom-shape draw:style-name="gr2" draw:text-style-name="P1" draw:layer="layout" svg:width="4.31cm" svg:height="0.286cm" svg:x="5.405cm" svg:y="12.887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style-name="gr3" draw:text-style-name="P3" draw:layer="layout" svg:width="3.558cm" svg:height="0.806cm" svg:x="6.023cm" svg:y="13.268cm">
              <draw:text-box>
                <text:p><text:span text:style-name="T1">Train Protocol</text:span></text:p>
              </draw:text-box>
            </draw:frame>
            <draw:frame draw:style-name="gr3" draw:text-style-name="P3" draw:layer="layout" svg:width="13.244cm" svg:height="0.806cm" svg:x="1cm" svg:y="10.983cm">
              <draw:text-box>
                <text:p><text:span text:style-name="T1">2bis) DCC Loco via proxy and dedicated command station</text:span></text:p>
              </draw:text-box>
            </draw:frame>
            <draw:rect draw:style-name="gr1" draw:text-style-name="P2" draw:layer="layout" svg:width="1.428cm" svg:height="1cm" svg:x="18.858cm" svg:y="12.434cm">
              <text:p text:style-name="P1"><text:span text:style-name="T1">DCC</text:span></text:p>
              <text:p text:style-name="P1"><text:span text:style-name="T1">Loco</text:span></text:p>
            </draw:rect>
            <draw:line draw:style-name="gr4" draw:text-style-name="P2" draw:layer="layout" svg:x1="16.977cm" svg:y1="12.932cm" svg:x2="18.881cm" svg:y2="12.911cm">
              <text:p/>
            </draw:line>
            <draw:frame draw:style-name="gr3" draw:text-style-name="P3" draw:layer="layout" svg:width="1.573cm" svg:height="0.806cm" svg:x="16.834cm" svg:y="13.125cm">
              <draw:text-box>
                <text:p><text:span text:style-name="T1">DCC</text:span></text:p>
              </draw:text-box>
            </draw:frame>
            <draw:rect draw:style-name="gr1" draw:text-style-name="P2" draw:layer="layout" svg:width="2.81cm" svg:height="1.191cm" svg:x="9.762cm" svg:y="12.457cm">
              <text:p text:style-name="P1"><text:span text:style-name="T1">Train Proxy</text:span></text:p>
            </draw:rect>
            <draw:custom-shape draw:style-name="gr2" draw:text-style-name="P2" draw:layer="layout" svg:width="1.5cm" svg:height="0.286cm" svg:x="12.572cm" svg:y="12.932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2" draw:layer="layout" svg:width="0.357cm" svg:height="0.333cm" svg:x="9.857cm" svg:y="13.24cm">
              <text:p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draw:g>
        </draw:g>
        <draw:g>
          <draw:rect draw:style-name="gr1" draw:text-style-name="P2" draw:layer="layout" svg:width="2.81cm" svg:height="1.191cm" svg:x="6.712cm" svg:y="16.151cm">
            <text:p text:style-name="P1"><text:span text:style-name="T1">Train Proxy</text:span></text:p>
          </draw:rect>
          <draw:frame draw:style-name="gr3" draw:text-style-name="P3" draw:layer="layout" svg:width="11.869cm" svg:height="0.806cm" svg:x="1cm" svg:y="14.772cm">
            <draw:text-box>
              <text:p><text:span text:style-name="T1">3bis) DCC Loco via legacy vendor command station</text:span></text:p>
            </draw:text-box>
          </draw:frame>
          <draw:rect draw:style-name="gr1" draw:text-style-name="P2" draw:layer="layout" svg:width="2.81cm" svg:height="1.191cm" svg:x="10.738cm" svg:y="16.175cm">
            <text:p text:style-name="P1"><text:span text:style-name="T1">OpenLCB</text:span></text:p>
            <text:p text:style-name="P1"><text:span text:style-name="T1">Adapter</text:span></text:p>
          </draw:rect>
          <draw:rect draw:style-name="gr1" draw:text-style-name="P2" draw:layer="layout" svg:width="2.595cm" svg:height="1.405cm" svg:x="1.786cm" svg:y="16.033cm">
            <text:p text:style-name="P1"><text:span text:style-name="T1">OpenLCB</text:span></text:p>
            <text:p text:style-name="P1"><text:span text:style-name="T1">Throttle</text:span></text:p>
          </draw:rect>
          <draw:custom-shape draw:style-name="gr2" draw:text-style-name="P1" draw:layer="layout" svg:width="2.286cm" svg:height="0.286cm" svg:x="4.382cm" svg:y="16.60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2.314cm" svg:height="1.361cm" svg:x="4.523cm" svg:y="17.032cm">
            <draw:text-box>
              <text:p><text:span text:style-name="T1">Train </text:span></text:p>
              <text:p><text:span text:style-name="T1">Protocol</text:span></text:p>
            </draw:text-box>
          </draw:frame>
          <draw:rect draw:style-name="gr1" draw:text-style-name="P2" draw:layer="layout" svg:width="1.428cm" svg:height="1cm" svg:x="18.882cm" svg:y="16.223cm">
            <text:p text:style-name="P1"><text:span text:style-name="T1">DCC</text:span></text:p>
            <text:p text:style-name="P1"><text:span text:style-name="T1">Loco</text:span></text:p>
          </draw:rect>
          <draw:line draw:style-name="gr4" draw:text-style-name="P2" draw:layer="layout" svg:x1="17.334cm" svg:y1="16.723cm" svg:x2="18.905cm" svg:y2="16.7cm">
            <text:p/>
          </draw:line>
          <draw:frame draw:style-name="gr5" draw:text-style-name="P3" draw:layer="layout" svg:width="1.809cm" svg:height="0.922cm" svg:x="17.429cm" svg:y="16.794cm">
            <draw:text-box>
              <text:p><text:span text:style-name="T1">DCC</text:span></text:p>
            </draw:text-box>
          </draw:frame>
          <draw:rect draw:style-name="gr1" draw:text-style-name="P2" draw:layer="layout" svg:width="1.666cm" svg:height="1.192cm" svg:x="15.644cm" svg:y="16.174cm">
            <text:p text:style-name="P1"><text:span text:style-name="T1">Vendor</text:span></text:p>
            <text:p text:style-name="P1"><text:span text:style-name="T1">CS</text:span></text:p>
          </draw:rect>
          <draw:line draw:style-name="gr6" draw:text-style-name="P2" draw:layer="layout" svg:x1="13.572cm" svg:y1="16.747cm" svg:x2="15.643cm" svg:y2="16.747cm">
            <text:p/>
          </draw:line>
          <draw:frame draw:style-name="gr3" draw:text-style-name="P3" draw:layer="layout" svg:width="2.068cm" svg:height="1.361cm" svg:x="13.667cm" svg:y="17.079cm">
            <draw:text-box>
              <text:p><text:span text:style-name="T1">Vendor</text:span></text:p>
              <text:p><text:span text:style-name="T1">Spec'd</text:span></text:p>
            </draw:text-box>
          </draw:frame>
          <draw:custom-shape draw:style-name="gr7" draw:text-style-name="P2" draw:layer="layout" svg:width="0.357cm" svg:height="0.333cm" svg:x="6.858cm" svg:y="16.91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3" draw:text-style-name="P3" draw:layer="layout" svg:width="2.314cm" svg:height="1.361cm" svg:x="9.524cm" svg:y="17.39cm">
            <draw:text-box>
              <text:p><text:span text:style-name="T1">CS</text:span></text:p>
              <text:p><text:span text:style-name="T1">Protocol</text:span></text:p>
            </draw:text-box>
          </draw:frame>
          <draw:custom-shape draw:style-name="gr2" draw:text-style-name="P2" draw:layer="layout" svg:width="1.192cm" svg:height="0.286cm" svg:x="9.523cm" svg:y="16.627cm">
            <text:p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rect draw:style-name="gr1" draw:text-style-name="P2" draw:layer="layout" svg:width="2.81cm" svg:height="1.191cm" svg:x="16.593cm" svg:y="19.929cm">
            <text:p text:style-name="P1"><text:span text:style-name="T1">OpenLCB</text:span></text:p>
            <text:p text:style-name="P1"><text:span text:style-name="T1">Train</text:span></text:p>
          </draw:rect>
          <draw:rect draw:style-name="gr1" draw:text-style-name="P2" draw:layer="layout" svg:width="2.595cm" svg:height="1.758cm" svg:x="7.764cm" svg:y="19.75cm">
            <text:p text:style-name="P1"><text:span text:style-name="T1">DCC</text:span></text:p>
            <text:p text:style-name="P1"><text:span text:style-name="T1">Throttle</text:span></text:p>
            <text:p text:style-name="P1"><text:span text:style-name="T1">Proxy</text:span></text:p>
          </draw:rect>
          <draw:custom-shape draw:style-name="gr2" draw:text-style-name="P1" draw:layer="layout" svg:width="6.237cm" svg:height="0.482cm" svg:x="10.377cm" svg:y="20.313cm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3.558cm" svg:height="0.806cm" svg:x="12.071cm" svg:y="20.849cm">
            <draw:text-box>
              <text:p><text:span text:style-name="T1">Train Protocol</text:span></text:p>
            </draw:text-box>
          </draw:frame>
          <draw:frame draw:style-name="gr3" draw:text-style-name="P3" draw:layer="layout" svg:width="5.967cm" svg:height="0.806cm" svg:x="1cm" svg:y="18.727cm">
            <draw:text-box>
              <text:p><text:span text:style-name="T1">4) Legacy System Attach</text:span></text:p>
            </draw:text-box>
          </draw:frame>
          <draw:rect draw:style-name="gr1" draw:text-style-name="P2" draw:layer="layout" svg:width="2.595cm" svg:height="1.758cm" svg:x="2.673cm" svg:y="19.795cm">
            <text:p text:style-name="P1"><text:span text:style-name="T1">Legacy</text:span></text:p>
            <text:p text:style-name="P1"><text:span text:style-name="T1">System</text:span></text:p>
          </draw:rect>
          <draw:line draw:style-name="gr4" draw:text-style-name="P1" draw:layer="layout" svg:x1="5.273cm" svg:y1="20.522cm" svg:x2="7.795cm" svg:y2="20.499cm">
            <text:p/>
          </draw:line>
          <draw:frame draw:style-name="gr3" draw:text-style-name="P3" draw:layer="layout" svg:width="1.573cm" svg:height="0.806cm" svg:x="5.662cm" svg:y="20.94cm">
            <draw:text-box>
              <text:p><text:span text:style-name="T1">DCC</text:span></text:p>
            </draw:text-box>
          </draw:frame>
        </draw:g>
        <draw:rect draw:style-name="gr1" draw:text-style-name="P2" draw:layer="layout" svg:width="2.81cm" svg:height="1.191cm" svg:x="16.593cm" svg:y="23.749cm">
          <text:p text:style-name="P1"><text:span text:style-name="T1">OpenLCB</text:span></text:p>
          <text:p text:style-name="P1"><text:span text:style-name="T1">Train</text:span></text:p>
        </draw:rect>
        <draw:rect draw:style-name="gr1" draw:text-style-name="P2" draw:layer="layout" svg:width="2.595cm" svg:height="1.758cm" svg:x="7.764cm" svg:y="23.57cm">
          <text:p text:style-name="P1"><text:span text:style-name="T1">Legacy</text:span></text:p>
          <text:p text:style-name="P1"><text:span text:style-name="T1">Throttle</text:span></text:p>
          <text:p text:style-name="P1"><text:span text:style-name="T1">Proxy</text:span></text:p>
        </draw:rect>
        <draw:custom-shape draw:style-name="gr2" draw:text-style-name="P1" draw:layer="layout" svg:width="6.237cm" svg:height="0.482cm" svg:x="10.377cm" svg:y="24.133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3.558cm" svg:height="0.806cm" svg:x="12.071cm" svg:y="24.669cm">
          <draw:text-box>
            <text:p><text:span text:style-name="T1">Train Protocol</text:span></text:p>
          </draw:text-box>
        </draw:frame>
        <draw:frame draw:style-name="gr3" draw:text-style-name="P3" draw:layer="layout" svg:width="6.598cm" svg:height="0.806cm" svg:x="1cm" svg:y="22.547cm">
          <draw:text-box>
            <text:p><text:span text:style-name="T1">4bis) Legacy System Attach</text:span></text:p>
          </draw:text-box>
        </draw:frame>
        <draw:rect draw:style-name="gr1" draw:text-style-name="P2" draw:layer="layout" svg:width="2.595cm" svg:height="1.758cm" svg:x="2.673cm" svg:y="23.615cm">
          <text:p text:style-name="P1"><text:span text:style-name="T1">Legacy</text:span></text:p>
          <text:p text:style-name="P1"><text:span text:style-name="T1">System</text:span></text:p>
        </draw:rect>
        <draw:line draw:style-name="gr8" draw:text-style-name="P1" draw:layer="layout" svg:x1="5.273cm" svg:y1="24.342cm" svg:x2="7.795cm" svg:y2="24.319cm">
          <text:p/>
        </draw:line>
        <draw:frame draw:style-name="gr3" draw:text-style-name="P3" draw:layer="layout" svg:width="2.094cm" svg:height="1.361cm" svg:x="5.662cm" svg:y="24.76cm">
          <draw:text-box>
            <text:p><text:span text:style-name="T1">Legacy</text:span></text:p>
            <text:p><text:span text:style-name="T1">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Line_20_with_20_Fine_20_Dots" svg:stroke-color="#000000" draw:fill="none" draw:fill-gradient-name="Gradient_20_7" draw:fill-hatch-name="Hatch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Jacobsen</meta:initial-creator>
    <meta:creation-date>2012-09-20T06:53:53</meta:creation-date>
    <dc:date>2012-09-23T16:39:22</dc:date>
    <dc:creator>Bob Jacobsen</dc:creator>
    <meta:editing-duration>PT21M48S</meta:editing-duration>
    <meta:editing-cycles>4</meta:editing-cycles>
    <meta:generator>OpenOffice.org/3.4$Unix OpenOffice.org_project/340m1$Build-9590</meta:generator>
    <meta:document-statistic meta:object-count="80"/>
  </office:meta>
</office:document-meta>
</file>